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96cm" svg:height="8.98cm" svg:x="1.804cm" svg:y="10.50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6T19:06:04.500592184</meta:creation-date>
    <dc:date>2020-12-06T19:33:40.928087104</dc:date>
    <meta:editing-duration>PT17M26S</meta:editing-duration>
    <meta:editing-cycles>1</meta:editing-cycles>
    <meta:document-statistic meta:object-count="1"/>
    <meta:generator>LibreOffice/7.0.2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8.981cm" xlink:href="." xlink:type="simple" chart:class="chart:bar" chart:style-name="ch1">
        <chart:legend chart:legend-position="end" svg:x="14.184cm" svg:y="3.195cm" style:legend-expansion="high" chart:style-name="ch2"/>
        <chart:plot-area chart:style-name="ch3" chart:data-source-has-labels="both" svg:x="0.562cm" svg:y="0.797cm" svg:width="14.595cm" svg:height="8.003cm">
          <chart:coordinate-region svg:x="1.474cm" svg:y="0.997cm" svg:width="13.683cm" svg:height="7.156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series chart:style-name="ch9" chart:values-cell-range-address="local-table.$D$2:.$D$2" chart:label-cell-address="local-table.$D$1" chart:class="chart:bar">
            <chart:data-point/>
          </chart:series>
          <chart:series chart:style-name="ch10" chart:values-cell-range-address="local-table.$E$2:.$E$2" chart:label-cell-address="local-table.$E$1" chart:class="chart:bar">
            <chart:data-point/>
          </chart:series>
          <chart:series chart:style-name="ch11" chart:values-cell-range-address="local-table.$F$2:.$F$2" chart:label-cell-address="local-table.$F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</table:table-cell>
              <table:table-cell office:value-type="string">
                <text:p>libm</text:p>
              </table:table-cell>
              <table:table-cell office:value-type="string">
                <text:p>hmmer</text:p>
              </table:table-cell>
              <table:table-cell office:value-type="string">
                <text:p>sjeng</text:p>
              </table:table-cell>
              <table:table-cell office:value-type="string">
                <text:p>mcf</text:p>
              </table:table-cell>
            </table:table-row>
          </table:table-header-rows>
          <table:table-rows>
            <table:table-row>
              <table:table-cell office:value-type="string">
                <text:p>sim_Seconds</text:p>
                <text:list>
                  <text:list-item>
                    <text:p>sim_Second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078875">
                <text:p>0.078875</text:p>
              </table:table-cell>
              <table:table-cell office:value-type="float" office:value="0.17515">
                <text:p>0.17515</text:p>
              </table:table-cell>
              <table:table-cell office:value-type="float" office:value="0.070205">
                <text:p>0.070205</text:p>
              </table:table-cell>
              <table:table-cell office:value-type="float" office:value="0.031043">
                <text:p>0.031043</text:p>
              </table:table-cell>
              <table:table-cell office:value-type="float" office:value="0.007024">
                <text:p>0.007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